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6cm" svg:stroke-color="#00a933" draw:marker-start-width="1.097cm" draw:marker-end-width="1.097cm" draw:fill="none" draw:textarea-horizontal-align="justify" draw:textarea-vertical-align="middle" draw:auto-grow-height="false" fo:min-height="5.266cm" fo:min-width="5.088cm" fo:padding-top="0.422cm" fo:padding-bottom="0.422cm" fo:padding-left="0.547cm" fo:padding-right="0.547cm" fo:wrap-option="wrap"/>
    </style:style>
    <style:style style:name="gr2" style:family="graphic" style:parent-style-name="standard">
      <style:graphic-properties svg:stroke-width="0.6cm" svg:stroke-color="#00a933" draw:marker-start-width="1.096cm" draw:marker-end-width="1.096cm" draw:fill-color="#81d41a" draw:textarea-horizontal-align="justify" draw:textarea-vertical-align="middle" draw:auto-grow-height="false" fo:min-height="1.206cm" fo:min-width="0.956cm" fo:padding-top="0.421cm" fo:padding-bottom="0.421cm" fo:padding-left="0.546cm" fo:padding-right="0.546cm"/>
    </style:style>
    <style:style style:name="gr3" style:family="graphic" style:parent-style-name="standard">
      <style:graphic-properties svg:stroke-width="0.6cm" svg:stroke-color="#00a933" draw:marker-start-width="1.096cm" draw:marker-end-width="1.096cm" draw:fill-color="#81d41a" draw:textarea-horizontal-align="justify" draw:textarea-vertical-align="middle" draw:auto-grow-height="false" fo:min-height="0.246cm" fo:min-width="0cm" fo:padding-top="0.421cm" fo:padding-bottom="0.421cm" fo:padding-left="0.546cm" fo:padding-right="0.546cm"/>
    </style:style>
    <style:style style:name="gr4" style:family="graphic" style:parent-style-name="standard">
      <style:graphic-properties svg:stroke-width="0.564cm" svg:stroke-color="#000000" draw:marker-start-width="1.042cm" draw:marker-end-width="1.042cm" draw:fill-color="#ff0000" draw:textarea-horizontal-align="justify" draw:textarea-vertical-align="middle" draw:auto-grow-height="false" fo:min-height="2.024cm" fo:min-width="1.774cm" fo:padding-top="0.403cm" fo:padding-bottom="0.403cm" fo:padding-left="0.528cm" fo:padding-right="0.528cm"/>
    </style:style>
    <style:style style:name="gr5" style:family="graphic" style:parent-style-name="objectwithoutfill">
      <style:graphic-properties svg:stroke-width="0.529cm" svg:stroke-color="#000000" draw:marker-start-width="0.993cm" draw:marker-end-width="0.993cm" draw:fill="none" draw:textarea-vertical-align="middle" fo:padding-top="0.389cm" fo:padding-bottom="0.389cm" fo:padding-left="0.514cm" fo:padding-right="0.5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9cm" svg:height="7.8cm" svg:x="1.1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7cm" svg:height="2.7cm" svg:x="5.2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0.8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cm" svg:height="4cm" svg:x="0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.6cm" svg:y1="5.1cm" svg:x2="2.6cm" svg:y2="9.4cm">
          <text:p/>
        </draw:line>
        <draw:line draw:style-name="gr5" draw:text-style-name="P1" draw:layer="layout" svg:x1="4.8cm" svg:y1="7.2cm" svg:x2="0.5cm" svg:y2="7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6T09:39:23.855686481</meta:creation-date>
    <dc:date>2022-08-02T13:19:38.739142217</dc:date>
    <meta:editing-duration>PT45M52S</meta:editing-duration>
    <meta:editing-cycles>7</meta:editing-cycles>
    <meta:generator>LibreOffice/7.3.4.2$Linux_X86_64 LibreOffice_project/30$Build-2</meta:generator>
    <meta:document-statistic meta:object-count="6"/>
  </office:meta>
</office:document-meta>
</file>